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1.3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384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List of parts for DIY Dremel CNC by Nikodem Bartnik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Electronic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BangGood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Amazon</text:p>
          </table:table-cell>
          <table:table-cell table:style-name="ce18" office:value-type="string" calcext:value-type="string">
            <text:p>abc-rc (Poland)</text:p>
          </table:table-cell>
          <table:table-cell table:style-name="ce3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epper motors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 table:number-columns-spanned="1" table:number-rows-spanned="4">
            <text:p><text:a xlink:href="https://bit.ly/3xde6EQ" xlink:type="simple">A kit with everything:
https://bit.ly/3xde6EQ</text:a></text:p>
          </table:table-cell>
          <table:table-cell table:style-name="ce11" office:value-type="string" calcext:value-type="string">
            <text:p><text:a xlink:href="https://bit.ly/3eF3YOz" xlink:type="simple">https://bit.ly/3eF3YOz</text:a></text:p>
          </table:table-cell>
          <table:table-cell table:style-name="ce11" office:value-type="string" calcext:value-type="string">
            <text:p><text:a xlink:href="https://amzn.to/2UQhkOx" xlink:type="simple">https://amzn.to/2UQhkOx</text:a></text:p>
          </table:table-cell>
          <table:table-cell table:style-name="ce17" office:value-type="string" calcext:value-type="string">
            <text:p><text:a xlink:href="https://bit.ly/32YYjY7" xlink:type="simple">https://bit.ly/32YYjY7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CNC shield</text:p>
          </table:table-cell>
          <table:table-cell table:style-name="ce7" office:value-type="float" office:value="1" calcext:value-type="float">
            <text:p>1</text:p>
          </table:table-cell>
          <table:covered-table-cell/>
          <table:table-cell table:style-name="ce11" office:value-type="string" calcext:value-type="string">
            <text:p><text:a xlink:href="https://bit.ly/3U0Th9e" xlink:type="simple">https://bit.ly/3U0Th9e</text:a></text:p>
          </table:table-cell>
          <table:table-cell table:style-name="ce12" office:value-type="string" calcext:value-type="string">
            <text:p><text:a xlink:href="https://amzn.to/3gwGGsg" xlink:type="simple">https://amzn.to/3gwGGsg</text:a></text:p>
          </table:table-cell>
          <table:table-cell table:style-name="ce17" office:value-type="string" calcext:value-type="string">
            <text:p><text:a xlink:href="https://bit.ly/35hjcPP" xlink:type="simple">https://bit.ly/35hjcPP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Stepper drivers</text:p>
          </table:table-cell>
          <table:table-cell table:style-name="ce7" office:value-type="float" office:value="4" calcext:value-type="float">
            <text:p>4</text:p>
          </table:table-cell>
          <table:covered-table-cell/>
          <table:table-cell table:style-name="ce11" office:value-type="string" calcext:value-type="string">
            <text:p><text:a xlink:href="https://bit.ly/3eH5CiS" xlink:type="simple">https://bit.ly/3eH5CiS</text:a></text:p>
          </table:table-cell>
          <table:table-cell table:style-name="ce12" office:value-type="string" calcext:value-type="string">
            <text:p><text:a xlink:href="https://amzn.to/3zksmu9" xlink:type="simple">https://amzn.to/3zksmu9</text:a></text:p>
          </table:table-cell>
          <table:table-cell table:style-name="ce17" office:value-type="string" calcext:value-type="string">
            <text:p><text:a xlink:href="https://bit.ly/2Qy6wjB" xlink:type="simple">https://bit.ly/2Qy6wjB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Arduino</text:p>
          </table:table-cell>
          <table:table-cell table:style-name="ce7" office:value-type="float" office:value="1" calcext:value-type="float">
            <text:p>1</text:p>
          </table:table-cell>
          <table:covered-table-cell/>
          <table:table-cell table:style-name="ce11" office:value-type="string" calcext:value-type="string">
            <text:p><text:a xlink:href="https://bit.ly/3qsYEjY" xlink:type="simple">https://bit.ly/3qsYEjY</text:a></text:p>
          </table:table-cell>
          <table:table-cell table:style-name="ce12" office:value-type="string" calcext:value-type="string">
            <text:p><text:a xlink:href="https://amzn.to/38i4ifC" xlink:type="simple">https://amzn.to/38i4ifC</text:a></text:p>
          </table:table-cell>
          <table:table-cell table:style-name="ce17" office:value-type="string" calcext:value-type="string">
            <text:p><text:a xlink:href="https://bit.ly/2r1VAjn" xlink:type="simple">https://bit.ly/2r1VAjn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Power supply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bit.ly/3RWWtki" xlink:type="simple">https://bit.ly/3RWWtki</text:a></text:p>
          </table:table-cell>
          <table:table-cell table:style-name="ce11" office:value-type="string" calcext:value-type="string">
            <text:p><text:a xlink:href="https://bit.ly/3RC8snM" xlink:type="simple">https://bit.ly/3RC8snM</text:a></text:p>
          </table:table-cell>
          <table:table-cell table:style-name="ce12" office:value-type="string" calcext:value-type="string">
            <text:p><text:a xlink:href="https://amzn.to/3zoKT8P" xlink:type="simple">https://amzn.to/3zoKT8P</text:a></text:p>
          </table:table-cell>
          <table:table-cell table:style-name="ce17" office:value-type="string" calcext:value-type="string">
            <text:p><text:a xlink:href="https://bit.ly/2KBs7DK" xlink:type="simple">https://bit.ly/2KBs7DK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DC connect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<text:a xlink:href="https://bit.ly/3B8gbTv" xlink:type="simple">https://bit.ly/3B8gbTv</text:a></text:p>
          </table:table-cell>
          <table:table-cell table:style-name="ce12" office:value-type="string" calcext:value-type="string">
            <text:p><text:a xlink:href="https://amzn.to/3gDgV9E" xlink:type="simple">https://amzn.to/3gDgV9E</text:a></text:p>
          </table:table-cell>
          <table:table-cell table:style-name="ce19" office:value-type="string" calcext:value-type="string">
            <text:p>https://bit.ly/2qih9MM</text:p>
          </table:table-cell>
          <table:table-cell table:style-name="ce4" office:value-type="string" calcext:value-type="string">
            <text:p>This will fit 3D printed case perfectly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umpers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goo.gl/PQ6vYW" xlink:type="simple">https://goo.gl/PQ6vYW</text:a></text:p>
          </table:table-cell>
          <table:table-cell table:style-name="ce11" office:value-type="string" calcext:value-type="string">
            <text:p><text:a xlink:href="https://bit.ly/3xgfbM9" xlink:type="simple">https://bit.ly/3xgfbM9</text:a></text:p>
          </table:table-cell>
          <table:table-cell table:style-name="ce12" office:value-type="string" calcext:value-type="string">
            <text:p><text:a xlink:href="https://amzn.to/2WsKUdF" xlink:type="simple">https://amzn.to/2WsKUdF</text:a></text:p>
          </table:table-cell>
          <table:table-cell table:style-name="ce20" office:value-type="string" calcext:value-type="string">
            <text:p>-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Dremel 30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3" office:value-type="string" calcext:value-type="string">
            <text:p><text:a xlink:href="https://amzn.to/38gsX4m" xlink:type="simple">https://amzn.to/38gsX4m</text:a></text:p>
          </table:table-cell>
          <table:table-cell table:style-name="ce20" office:value-type="string" calcext:value-type="string">
            <text:p>-</text:p>
          </table:table-cell>
          <table:table-cell table:style-name="ce5" office:value-type="string" calcext:value-type="string" table:number-columns-spanned="1" table:number-rows-spanned="2">
            <text:p>Choose one of the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00W Spindl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bit.ly/3L4xR6Y" xlink:type="simple">https://bit.ly/3L4xR6Y</text:a></text:p>
          </table:table-cell>
          <table:table-cell table:style-name="ce13" office:value-type="string" calcext:value-type="string">
            <text:p><text:a xlink:href="https://bit.ly/3U37i6b" xlink:type="simple">https://bit.ly/3U37i6b</text:a></text:p>
          </table:table-cell>
          <table:table-cell table:style-name="ce13" office:value-type="string" calcext:value-type="string">
            <text:p><text:a xlink:href="https://amzn.to/38kKRTm" xlink:type="simple">https://amzn.to/38kKRTm</text:a></text:p>
          </table:table-cell>
          <table:table-cell table:style-name="ce20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Mechanic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BangGood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Amazon</text:p>
          </table:table-cell>
          <table:table-cell table:style-name="ce18" office:value-type="string" calcext:value-type="string">
            <text:p>abc-rc (Poland)</text:p>
          </table:table-cell>
          <table:table-cell table:style-name="ce3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luminium profiles 20x20mm 600mm long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<text:a xlink:href="https://goo.gl/DtTTiD" xlink:type="simple">https://goo.gl/DtTTiD</text:a></text:p>
          </table:table-cell>
          <table:table-cell table:style-name="ce12" office:value-type="string" calcext:value-type="string">
            <text:p><text:a xlink:href="https://bit.ly/3TUNDp4" xlink:type="simple">https://bit.ly/3TUNDp4</text:a></text:p>
          </table:table-cell>
          <table:table-cell table:style-name="ce12" office:value-type="string" calcext:value-type="string">
            <text:p><text:a xlink:href="https://amzn.to/3BcEspW" xlink:type="simple">https://amzn.to/3BcEspW</text:a></text:p>
          </table:table-cell>
          <table:table-cell table:style-name="ce21" office:value-type="string" calcext:value-type="string">
            <text:p><text:a xlink:href="https://bit.ly/2O1HR53" xlink:type="simple">https://bit.ly/2O1HR53</text:a></text:p>
          </table:table-cell>
          <table:table-cell table:style-name="ce23" office:value-type="string" calcext:value-type="string" table:number-columns-spanned="1" table:number-rows-spanned="8">
            <text:p>You will most likely buy longer pieces of aluminium profiles, rods and lead screws and cut them to a proper length, if you want to build, bigger machine you just have to change lengths of those items, everything else stay the sam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luminium profiles 20x20mm 300mm long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<text:a xlink:href="https://goo.gl/DtTTiD" xlink:type="simple">https://goo.gl/DtTTiD</text:a></text:p>
          </table:table-cell>
          <table:table-cell table:style-name="ce11" office:value-type="string" calcext:value-type="string">
            <text:p><text:a xlink:href="https://bit.ly/3TUNDp4" xlink:type="simple">https://bit.ly/3TUNDp4</text:a></text:p>
          </table:table-cell>
          <table:table-cell table:style-name="ce12" office:value-type="string" calcext:value-type="string">
            <text:p><text:a xlink:href="https://amzn.to/38gXKhu" xlink:type="simple">https://amzn.to/38gXKhu</text:a>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12mm rod 310m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d1JHT3" xlink:type="simple">https://bit.ly/3d1JHT3</text:a></text:p>
          </table:table-cell>
          <table:table-cell table:style-name="ce12" office:value-type="string" calcext:value-type="string">
            <text:p><text:a xlink:href="https://amzn.to/3sP91il" xlink:type="simple">https://amzn.to/3sP91il</text:a>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12mm rod 530m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d1JHT3" xlink:type="simple">https://bit.ly/3d1JHT3</text:a></text:p>
          </table:table-cell>
          <table:table-cell table:style-name="ce12" office:value-type="string" calcext:value-type="string">
            <text:p><text:a xlink:href="https://amzn.to/3sP91il" xlink:type="simple">https://amzn.to/3sP91il</text:a>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12mm rod 140m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d1JHT3" xlink:type="simple">https://bit.ly/3d1JHT3</text:a></text:p>
          </table:table-cell>
          <table:table-cell table:style-name="ce12" office:value-type="string" calcext:value-type="string">
            <text:p><text:a xlink:href="https://amzn.to/3sP91il" xlink:type="simple">https://amzn.to/3sP91il</text:a>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Lead screw 500m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QzbuYz" xlink:type="simple">https://bit.ly/3QzbuYz</text:a></text:p>
          </table:table-cell>
          <table:table-cell table:style-name="ce12" office:value-type="string" calcext:value-type="string">
            <text:p><text:a xlink:href="https://amzn.to/2Wr6Wx0" xlink:type="simple">https://amzn.to/2Wr6Wx0</text:a></text:p>
          </table:table-cell>
          <table:table-cell table:style-name="ce21" office:value-type="string" calcext:value-type="string">
            <text:p><text:a xlink:href="https://bit.ly/35dM77m" xlink:type="simple">https://bit.ly/35dM77m</text:a>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Lead screw 280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QzbuYz" xlink:type="simple">https://bit.ly/3QzbuYz</text:a></text:p>
          </table:table-cell>
          <table:table-cell table:style-name="ce12" office:value-type="string" calcext:value-type="string">
            <text:p><text:a xlink:href="https://amzn.to/3kvjL1w" xlink:type="simple">https://amzn.to/3kvjL1w</text:a></text:p>
          </table:table-cell>
          <table:table-cell table:style-name="ce17" office:value-type="string" calcext:value-type="string">
            <text:p><text:a xlink:href="https://bit.ly/2KA5hMU" xlink:type="simple">https://bit.ly/2KA5hMU</text:a>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Lead screw 120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<text:a xlink:href="https://bit.ly/3QzbuYz" xlink:type="simple">https://bit.ly/3QzbuYz</text:a></text:p>
          </table:table-cell>
          <table:table-cell table:style-name="ce12" office:value-type="string" calcext:value-type="string">
            <text:p><text:a xlink:href="https://amzn.to/3kvjL1w" xlink:type="simple">https://amzn.to/3kvjL1w</text:a></text:p>
          </table:table-cell>
          <table:table-cell table:style-name="ce17" office:value-type="string" calcext:value-type="string">
            <text:p><text:a xlink:href="https://bit.ly/2KA5hMU" xlink:type="simple">https://bit.ly/2KA5hMU</text:a>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12mm linear bearing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QQ1CtP" xlink:type="simple">https://bit.ly/3QQ1CtP</text:a></text:p>
          </table:table-cell>
          <table:table-cell table:style-name="ce12" office:value-type="string" calcext:value-type="string">
            <text:p><text:a xlink:href="https://amzn.to/3ktB7Mw" xlink:type="simple">https://amzn.to/3ktB7Mw</text:a></text:p>
          </table:table-cell>
          <table:table-cell table:style-name="ce17" office:value-type="string" calcext:value-type="string">
            <text:p><text:a xlink:href="https://bit.ly/2s0wgeb" xlink:type="simple">https://bit.ly/2s0wgeb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608zz bearing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<text:a xlink:href="https://goo.gl/vRY55t" xlink:type="simple">https://goo.gl/vRY55t</text:a></text:p>
          </table:table-cell>
          <table:table-cell table:style-name="ce17" office:value-type="string" calcext:value-type="string">
            <text:p><text:a xlink:href="https://amzn.to/3sQSp9S" xlink:type="simple">https://amzn.to/3sQSp9S</text:a></text:p>
          </table:table-cell>
          <table:table-cell table:style-name="ce17" office:value-type="string" calcext:value-type="string">
            <text:p><text:a xlink:href="https://bit.ly/2NYGkge" xlink:type="simple">https://bit.ly/2NYGkge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5 to 8mm coupl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<text:a xlink:href="https://bit.ly/3BacKvr" xlink:type="simple">https://bit.ly/3BacKvr</text:a></text:p>
          </table:table-cell>
          <table:table-cell table:style-name="ce12" office:value-type="string" calcext:value-type="string">
            <text:p><text:a xlink:href="https://amzn.to/2WrDd72" xlink:type="simple">https://amzn.to/2WrDd72</text:a></text:p>
          </table:table-cell>
          <table:table-cell table:style-name="ce17" office:value-type="string" calcext:value-type="string">
            <text:p><text:a xlink:href="https://bit.ly/2rbLgFp" xlink:type="simple">https://bit.ly/2rbLgFp</text:a></text:p>
          </table:table-cell>
          <table:table-cell table:style-name="ce4" office:value-type="string" calcext:value-type="string">
            <text:p>I end up not using it and I replaced it with 3D printed one, but if you want you can use tho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 nut M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<text:a xlink:href="https://bit.ly/3BzGRhA" xlink:type="simple">https://bit.ly/3BzGRhA</text:a></text:p>
          </table:table-cell>
          <table:table-cell table:style-name="ce12" office:value-type="string" calcext:value-type="string">
            <text:p><text:a xlink:href="https://amzn.to/3zjWztC" xlink:type="simple">https://amzn.to/3zjWztC</text:a></text:p>
          </table:table-cell>
          <table:table-cell table:style-name="ce21" office:value-type="string" calcext:value-type="string">
            <text:p><text:a xlink:href="https://bit.ly/2Qzncae" xlink:type="simple">https://bit.ly/2Qzncae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M6 x 25mm screw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5" office:value-type="string" calcext:value-type="string" table:number-columns-spanned="1" table:number-rows-spanned="5">
            <text:p>I am not sure if I listed all of the screws that I used, let me know if something is missing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5 x 10mm screws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M5 x 16mm screw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M3 x 20mm screws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M3 x 12mm screws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3D Printe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Quantity</text:p>
          </table:table-cell>
          <table:table-cell table:style-name="ce3" table:number-columns-spanned="5" table:number-rows-spanned="1"/>
          <table:covered-table-cell table:number-columns-repeated="4"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corner_connector.stl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string" calcext:value-type="string">
            <text:p>It may depend on your construction I used 12 of these, it's fast to print so you can always print more quickly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4" office:value-type="string" calcext:value-type="string">
            <text:p>z_axis_carriage.st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You should print this one if you want to use Dremel as spindle</text:p>
          </table:table-cell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500W_spindle_mount.st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You should print this one if you want to use 500W spindle, link to STL file: https://www.thingiverse.com/thing:3687430</text:p>
          </table:table-cell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lamp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y_axis_motor_holder_left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x_axis_carriage_left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pindle_carriage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y_axis_rod_holder_left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y_axis_motor_holder_right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x_axis_carriage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y_axis_rod_holder_right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e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e_top.stl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upler.stl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If you use those, you don't have to buy 5 to 8mm couplers listed above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7" table:number-rows-spanned="1">
            <text:p>Tool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Part name</text:p>
          </table:table-cell>
          <table:covered-table-cell table:style-name="ce8"/>
          <table:table-cell table:style-name="ce3" office:value-type="string" calcext:value-type="string">
            <text:p>BangGood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Amazon</text:p>
          </table:table-cell>
          <table:table-cell table:style-name="ce18" office:value-type="string" calcext:value-type="string">
            <text:p>abc-rc (Poland)</text:p>
          </table:table-cell>
          <table:table-cell table:style-name="ce3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3D printer</text:p>
          </table:table-cell>
          <table:covered-table-cell/>
          <table:table-cell table:style-name="ce11" office:value-type="string" calcext:value-type="string">
            <text:p><text:a xlink:href="https://bit.ly/3BAelMN" xlink:type="simple">https://bit.ly/3BAelMN</text:a></text:p>
          </table:table-cell>
          <table:table-cell table:style-name="ce12" office:value-type="string" calcext:value-type="string">
            <text:p><text:a xlink:href="https://bit.ly/3xfasdo" xlink:type="simple">https://bit.ly/3xfasdo</text:a></text:p>
          </table:table-cell>
          <table:table-cell table:style-name="ce12" office:value-type="string" calcext:value-type="string">
            <text:p><text:a xlink:href="https://amzn.to/38eMfXE" xlink:type="simple">https://amzn.to/38eMfXE</text:a></text:p>
          </table:table-cell>
          <table:table-cell table:style-name="ce20" office:value-type="string" calcext:value-type="string">
            <text:p>-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Tap</text:p>
          </table:table-cell>
          <table:covered-table-cell/>
          <table:table-cell table:style-name="ce12" office:value-type="string" calcext:value-type="string">
            <text:p><text:a xlink:href="https://bit.ly/3B6OLNO" xlink:type="simple">https://bit.ly/3B6OLNO</text:a></text:p>
          </table:table-cell>
          <table:table-cell table:style-name="ce11" office:value-type="string" calcext:value-type="string">
            <text:p><text:a xlink:href="https://bit.ly/3RFBHpU" xlink:type="simple">https://bit.ly/3RFBHpU</text:a></text:p>
          </table:table-cell>
          <table:table-cell table:style-name="ce12" office:value-type="string" calcext:value-type="string">
            <text:p><text:a xlink:href="https://amzn.to/2Ww1Fo8" xlink:type="simple">https://amzn.to/2Ww1Fo8</text:a></text:p>
          </table:table-cell>
          <table:table-cell table:style-name="ce20" office:value-type="string" calcext:value-type="string">
            <text:p>-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ordless drill</text:p>
          </table:table-cell>
          <table:covered-table-cell/>
          <table:table-cell table:style-name="ce11" office:value-type="string" calcext:value-type="string">
            <text:p><text:a xlink:href="https://goo.gl/bZfU99" xlink:type="simple">https://goo.gl/bZfU99</text:a></text:p>
          </table:table-cell>
          <table:table-cell table:style-name="ce12" office:value-type="string" calcext:value-type="string">
            <text:p><text:a xlink:href="https://bit.ly/3eALvm9" xlink:type="simple">https://bit.ly/3eALvm9</text:a></text:p>
          </table:table-cell>
          <table:table-cell table:style-name="ce14" office:value-type="string" calcext:value-type="string">
            <text:p><text:a xlink:href="https://amzn.to/3DlBwZV" xlink:type="simple">https://amzn.to/3DlBwZV</text:a></text:p>
          </table:table-cell>
          <table:table-cell table:style-name="ce20" office:value-type="string" calcext:value-type="string">
            <text:p>-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Angle grinder</text:p>
          </table:table-cell>
          <table:covered-table-cell/>
          <table:table-cell table:style-name="ce11" office:value-type="string" calcext:value-type="string">
            <text:p><text:a xlink:href="https://bit.ly/3d7WhjC" xlink:type="simple">https://bit.ly/3d7WhjC</text:a></text:p>
          </table:table-cell>
          <table:table-cell table:style-name="ce11" office:value-type="string" calcext:value-type="string">
            <text:p><text:a xlink:href="https://bit.ly/3ByhRar" xlink:type="simple">https://bit.ly/3ByhRar</text:a></text:p>
          </table:table-cell>
          <table:table-cell table:style-name="ce14" office:value-type="string" calcext:value-type="string">
            <text:p><text:a xlink:href="https://amzn.to/3jlq4W4" xlink:type="simple">https://amzn.to/3jlq4W4</text:a></text:p>
          </table:table-cell>
          <table:table-cell table:style-name="ce20" office:value-type="string" calcext:value-type="string">
            <text:p>-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Bed drill tool (3D Printed)</text:p>
          </table:table-cell>
          <table:covered-table-cell/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This tool is 3D print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Drill support (3D Printed)</text:p>
          </table:table-cell>
          <table:covered-table-cell/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This tool is 3D print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Pen holder (3D Printed)</text:p>
          </table:table-cell>
          <table:covered-table-cell/>
          <table:table-cell table:number-columns-repeated="3" table:style-name="ce7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This tool is 3D print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Milling bit for wood</text:p>
          </table:table-cell>
          <table:table-cell table:style-name="ce9"/>
          <table:table-cell table:style-name="ce14" office:value-type="string" calcext:value-type="string">
            <text:p><text:a xlink:href="https://bit.ly/3eMgkok" xlink:type="simple">https://bit.ly/3eMgkok</text:a></text:p>
          </table:table-cell>
          <table:table-cell table:style-name="ce16" office:value-type="string" calcext:value-type="string">
            <text:p><text:a xlink:href="https://bit.ly/3La7bSC" xlink:type="simple">https://bit.ly/3La7bSC</text:a></text:p>
          </table:table-cell>
          <table:table-cell table:style-name="ce14" office:value-type="string" calcext:value-type="string">
            <text:p><text:a xlink:href="https://amzn.to/3gAmFkw" xlink:type="simple">https://amzn.to/3gAmFkw</text:a></text:p>
          </table:table-cell>
          <table:table-cell table:style-name="ce2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illing bit for aluminium/acrylic</text:p>
          </table:table-cell>
          <table:table-cell table:style-name="ce9"/>
          <table:table-cell table:style-name="ce14" office:value-type="string" calcext:value-type="string">
            <text:p><text:a xlink:href="https://bit.ly/3eMgkok" xlink:type="simple">https://bit.ly/3eMgkok</text:a></text:p>
          </table:table-cell>
          <table:table-cell table:style-name="ce16" office:value-type="string" calcext:value-type="string">
            <text:p><text:a xlink:href="https://bit.ly/3L5jIGG" xlink:type="simple">https://bit.ly/3L5jIGG</text:a></text:p>
          </table:table-cell>
          <table:table-cell table:style-name="ce14" office:value-type="string" calcext:value-type="string">
            <text:p><text:a xlink:href="https://amzn.to/38dbSs0" xlink:type="simple">https://amzn.to/38dbSs0</text:a></text:p>
          </table:table-cell>
          <table:table-cell table:style-name="ce22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957">
          <table:table-cell/>
          <table:table-cell table:style-name="ce9" table:number-columns-repeated="5"/>
          <table:table-cell table:number-columns-repeated="1018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5" meta:object-count="0"/>
    <meta:generator>LibreOfficeDev/6.0.5.2$Linux_X86_64 LibreOffice_project/</meta:generator>
  </office:meta>
</office:document-meta>
</file>